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1407ee" officeooo:paragraph-rsid="001407ee" style:font-size-asian="17.5pt" style:font-weight-asian="bold" style:font-size-complex="2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20pt" style:font-size-asian="17.5pt" style:font-size-complex="20pt"/>
    </style:style>
    <style:style style:name="P3" style:family="paragraph" style:parent-style-name="Table_20_Contents">
      <style:paragraph-properties fo:text-align="center" style:justify-single-word="false"/>
      <style:text-properties fo:font-size="20pt" officeooo:rsid="0015ee26" officeooo:paragraph-rsid="0015ee26" style:font-size-asian="17.5pt" style:font-size-complex="20pt"/>
    </style:style>
    <style:style style:name="P4" style:family="paragraph" style:parent-style-name="Table_20_Contents">
      <style:paragraph-properties fo:text-align="start" style:justify-single-word="false"/>
      <style:text-properties fo:font-size="20pt" officeooo:rsid="0015ee26" officeooo:paragraph-rsid="0015ee26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A DE CLASES</text:p>
      <text:p text:style-name="P1"/>
      <text:p text:style-name="P1"/>
      <text:p text:style-name="P1"/>
      <table:table table:name="Tabla1" table:style-name="Tabla1">
        <table:table-column table:style-name="Tabla1.A"/>
        <table:table-row table:style-name="TableLine2181055108336">
          <table:table-cell table:style-name="Tabla1.A1" office:value-type="string">
            <text:p text:style-name="P3">Molino</text:p>
          </table:table-cell>
        </table:table-row>
        <table:table-row table:style-name="TableLine2181055108336">
          <table:table-cell table:style-name="Tabla1.A2" office:value-type="string">
            <text:p text:style-name="P4">-int idMolino</text:p>
            <text:p text:style-name="P4">-String estadoMolino</text:p>
            <text:p text:style-name="P4">-double potenciaMolino</text:p>
            <text:p text:style-name="P4">-double velocidadMinimaMolino</text:p>
            <text:p text:style-name="P4">-String coordenadasMolino</text:p>
            <text:p text:style-name="P4">-int anoFabricacionMolino</text:p>
          </table:table-cell>
        </table:table-row>
        <table:table-row table:style-name="TableLine2181055108336">
          <table:table-cell table:style-name="Tabla1.A2" office:value-type="string">
            <text:p text:style-name="P4">+arrancarMolino</text:p>
            <text:p text:style-name="P4">+pararMolino</text:p>
            <text:p text:style-name="P4">+mostrarInfo</text:p>
          </table:table-cell>
        </table:table-row>
      </table:table>
      <text:p text:style-name="P1"/>
      <text:p text:style-name="P1"/>
      <text:p text:style-name="P1"/>
      <table:table table:name="Tabla2" table:style-name="Tabla2">
        <table:table-column table:style-name="Tabla2.A"/>
        <table:table-row table:style-name="TableLine2181229307152">
          <table:table-cell table:style-name="Tabla2.A1" office:value-type="string">
            <text:p text:style-name="P3">Central</text:p>
          </table:table-cell>
        </table:table-row>
        <table:table-row table:style-name="TableLine2181229307152">
          <table:table-cell table:style-name="Tabla2.A2" office:value-type="string">
            <text:p text:style-name="P2"/>
          </table:table-cell>
        </table:table-row>
        <table:table-row table:style-name="TableLine2181229307152">
          <table:table-cell table:style-name="Tabla2.A2" office:value-type="string">
            <text:p text:style-name="P4">+construirMolino.</text:p>
            <text:p text:style-name="P4">+arrancarMolino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7T21:04:44.269000000</meta:creation-date>
    <dc:date>2022-01-07T21:24:39.343000000</dc:date>
    <meta:editing-duration>PT9M31S</meta:editing-duration>
    <meta:editing-cycles>1</meta:editing-cycles>
    <meta:generator>LibreOffice/7.1.4.2$Windows_X86_64 LibreOffice_project/a529a4fab45b75fefc5b6226684193eb000654f6</meta:generator>
    <meta:document-statistic meta:table-count="2" meta:image-count="0" meta:object-count="0" meta:page-count="1" meta:paragraph-count="14" meta:word-count="22" meta:character-count="237" meta:non-whitespace-character-count="229"/>
  </office:meta>
</office:document-meta>
</file>